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sans-serif" svg:font-family="sans-serif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1pt"/>
    </style:style>
    <style:style style:name="P2" style:family="paragraph" style:parent-style-name="Standard">
      <style:text-properties style:font-name="sans-serif" fo:font-size="11pt" style:font-size-asian="11pt" style:font-size-complex="11pt"/>
    </style:style>
    <style:style style:name="P3" style:family="paragraph" style:parent-style-name="Standard">
      <style:text-properties style:font-name="sans-serif" fo:font-size="11pt" officeooo:rsid="00114c43" officeooo:paragraph-rsid="00114c43" style:font-size-asian="11pt" style:font-size-complex="11pt"/>
    </style:style>
    <style:style style:name="P4" style:family="paragraph" style:parent-style-name="Standard">
      <style:text-properties style:font-name="sans-serif" fo:font-size="11pt" officeooo:rsid="0011abab" officeooo:paragraph-rsid="0011abab" style:font-size-asian="11pt" style:font-size-complex="11pt"/>
    </style:style>
    <style:style style:name="P5" style:family="paragraph" style:parent-style-name="Standard">
      <style:text-properties style:font-name="sans-serif" fo:font-size="11pt" officeooo:rsid="00116e75" officeooo:paragraph-rsid="00116e75"/>
    </style:style>
    <style:style style:name="P6" style:family="paragraph" style:parent-style-name="Standard">
      <style:text-properties style:font-name="sans-serif" fo:font-size="11pt" officeooo:rsid="00116e75" officeooo:paragraph-rsid="0011abab"/>
    </style:style>
    <style:style style:name="P7" style:family="paragraph" style:parent-style-name="Standard">
      <style:text-properties style:font-name="sans-serif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sans-serif" fo:font-size="11pt" fo:font-weight="bold" style:font-weight-asian="bold" style:font-weight-complex="bold"/>
    </style:style>
    <style:style style:name="T1" style:family="text">
      <style:text-properties style:font-name="sans-serif" fo:font-size="2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Century Schoolbook L"/>
    </style:style>
    <style:style style:name="T4" style:family="text">
      <style:text-properties style:font-name="Century Schoolbook L" fo:font-size="11pt" style:font-size-asian="11pt" style:font-size-complex="11pt"/>
    </style:style>
    <style:style style:name="T5" style:family="text">
      <style:text-properties style:font-name="Century Schoolbook L" fo:font-size="16pt" style:font-size-asian="16pt" style:font-size-complex="16pt"/>
    </style:style>
    <style:style style:name="T6" style:family="text">
      <style:text-properties style:font-name="Century Schoolbook L" fo:font-size="12pt" style:font-size-asian="12pt" style:font-size-complex="12pt"/>
    </style:style>
    <style:style style:name="T7" style:family="text">
      <style:text-properties style:font-name="Century Schoolbook L" fo:font-size="12pt" officeooo:rsid="0011abab" style:font-size-asian="12pt" style:font-size-complex="12pt"/>
    </style:style>
    <style:style style:name="T8" style:family="text">
      <style:text-properties style:font-name="Century Schoolbook L" fo:font-size="12pt" officeooo:rsid="00122490" style:font-size-asian="12pt" style:font-size-complex="12pt"/>
    </style:style>
    <style:style style:name="T9" style:family="text">
      <style:text-properties style:font-name="Century Schoolbook L" fo:font-size="12pt" officeooo:rsid="0012c8e4" style:font-size-asian="12pt" style:font-size-complex="12pt"/>
    </style:style>
    <style:style style:name="T10" style:family="text">
      <style:text-properties style:font-size-asian="11pt" style:font-size-complex="11pt"/>
    </style:style>
    <style:style style:name="T11" style:family="text">
      <style:text-properties officeooo:rsid="0011abab" style:font-size-asian="11pt" style:font-size-complex="11pt"/>
    </style:style>
    <style:style style:name="T12" style:family="text">
      <style:text-properties style:font-name="Standard Symbols 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T1">SDLC, Business Analysis and Project </text:span><text:span text:style-name="T5">Management</text:span></text:p>
      <text:p text:style-name="P2"/>
      <text:p text:style-name="P7">1.Why is software development life cycle important?</text:p>
      <text:p text:style-name="P7"/>
      <text:p text:style-name="P3">Software development life cycle place an vital role in providing quality product or application inorder to meet user requirements.As SDLC provides a systamatic phases to achieve the good software.</text:p>
      <text:p text:style-name="P3"/>
      <text:p text:style-name="P3"/>
      <text:p text:style-name="P8"><text:span text:style-name="T10">2.Come up with Entry and Exit criteria for each phases of project management life cycle</text:span></text:p>
      <text:p text:style-name="P1"><text:span text:style-name="T10"/></text:p>
      <text:p text:style-name="P5"><text:span text:style-name="T10">1 project initiation:</text:span></text:p>
      <text:p text:style-name="P5"><text:span text:style-name="T10"><text:s text:c="8"/>entry: developing business case</text:span></text:p>
      <text:p text:style-name="P5"><text:span text:style-name="T10"><text:s text:c="8"/>exit: perform phase review</text:span></text:p>
      <text:p text:style-name="P5"><text:span text:style-name="T10">2 project planning:</text:span></text:p>
      <text:p text:style-name="P5"><text:span text:style-name="T10"><text:s text:c="16"/>create a project plan</text:span></text:p>
      <text:p text:style-name="P5"><text:span text:style-name="T10"><text:s text:c="16"/>perform phase review</text:span></text:p>
      <text:p text:style-name="P5"><text:span text:style-name="T10">3 project execution:</text:span></text:p>
      <text:p text:style-name="P5"><text:span text:style-name="T10"><text:s text:c="14"/>perform time management</text:span></text:p>
      <text:p text:style-name="P5"><text:span text:style-name="T10"><text:s text:c="14"/>perform phase review</text:span></text:p>
      <text:p text:style-name="P5"><text:span text:style-name="T10">4 project <text:s/>monitering and controlling</text:span></text:p>
      <text:p text:style-name="P5"><text:span text:style-name="T10"><text:s text:c="14"/>monitaring all p0arts of project</text:span></text:p>
      <text:p text:style-name="P5"><text:span text:style-name="T10"><text:s text:c="14"/>proper control mechanisms implemented</text:span></text:p>
      <text:p text:style-name="P5"><text:span text:style-name="T10">5 project clouse</text:span></text:p>
      <text:p text:style-name="P6"><text:span text:style-name="T10"><text:s text:c="13"/>project clouser report</text:span></text:p>
      <text:p text:style-name="P6"><text:span text:style-name="T11"><text:s text:c="13"/>implement reviews</text:span><text:span text:style-name="T10"> </text:span></text:p>
      <text:p text:style-name="P1"><text:span text:style-name="T10"/></text:p>
      <text:p text:style-name="P7">3.What are the roles of a Business Analyst? Why is Business Analysis crucial for a project success?</text:p>
      <text:p text:style-name="P2"/>
      <text:p text:style-name="P4">Act as liasion between stakeholders.They are one involed in requirement gathering analysis.The gathering of <text:s/>requirements reflects in project success,hence if they tent to gather invalid data project may not achive client needs.</text:p>
      <text:p text:style-name="P4"><text:s/></text:p>
      <text:p text:style-name="P7">4.Define the roles and responsibilities of a Project Manager?</text:p>
      <text:p text:style-name="P2"/>
      <text:p text:style-name="Standard"><text:span text:style-name="T6">The project manager is the individual responsible for delivering the </text:span><text:span text:style-name="T7">project</text:span><text:span text:style-name="T6">. The individual leads and manages the </text:span><text:span text:style-name="T7">project team</text:span><text:span text:style-name="T6">, with authority and responsibility from the </text:span><text:span text:style-name="T7">project board</text:span><text:span text:style-name="T6">, to run the project on a day-to-day basis.</text:span></text:p>
      <text:p text:style-name="Standard"><text:span text:style-name="T6"/></text:p>
      <text:p text:style-name="Standard"><text:span text:style-name="T8">1.planing</text:span><text:span text:style-name="T6"> and monitoring the project</text:span></text:p>
      <text:p text:style-name="Standard"><text:span text:style-name="T9">2.</text:span><text:span text:style-name="T6">preparing and maintaining </text:span><text:span text:style-name="T8">project,stages and exceptionplans</text:span><text:span text:style-name="T6"> as required</text:span></text:p>
      <text:p text:style-name="Standard"><text:span text:style-name="T6"><text:s/></text:span><text:span text:style-name="T9">3</text:span><text:span text:style-name="T6">managing project </text:span><text:span text:style-name="T8">risk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sans-serif" svg:font-family="sans-serif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31:22.667421356</meta:creation-date>
    <dc:date>2016-08-16T20:02:56.867098026</dc:date>
    <meta:editing-duration>PT10M52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27" meta:word-count="218" meta:character-count="1623" meta:non-whitespace-character-count="1296"/>
  </office:meta>
</office:document-meta>
</file>